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6.367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12.908cm"/>
    </style:style>
    <style:style style:name="co13" style:family="table-column">
      <style:table-column-properties fo:break-before="auto" style:column-width="13.344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8.114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18.214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7.678cm"/>
    </style:style>
    <style:style style:name="co21" style:family="table-column">
      <style:table-column-properties fo:break-before="auto" style:column-width="3.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1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rojec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6" style:family="table-cell" style:parent-style-name="Default">
      <style:table-cell-properties fo:padding="0.071cm"/>
    </style:style>
    <style:style style:name="ce16" style:family="table-cell" style:parent-style-name="Default">
      <style:table-cell-properties fo:background-color="#eeeeee" style:text-align-source="fix" style:repeat-content="false" fo:wrap-option="no-wrap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5cd53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5cd53"/>
    </style:style>
    <style:style style:name="ce37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2a6099"/>
    </style:style>
    <style:style style:name="ce47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2a6099"/>
    </style:style>
    <style:style style:name="ce53" style:family="table-cell" style:parent-style-name="Default">
      <style:table-cell-properties fo:background-color="#ccf4c6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5983b0"/>
    </style:style>
    <style:style style:name="ce55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5983b0"/>
    </style:style>
    <style:style style:name="ce57" style:family="table-cell" style:parent-style-name="Default">
      <style:table-cell-properties fo:background-color="#ccf4c6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f5cd53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ackground-color="#ccf4c6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ccf4c6"/>
      <style:text-properties fo:color="#ffffff"/>
    </style:style>
    <style:style style:name="ce67" style:family="table-cell" style:parent-style-name="Default">
      <style:table-cell-properties fo:background-color="#ccf4c6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f4c6" style:text-align-source="value-type" style:repeat-content="false"/>
      <style:paragraph-properties fo:margin-left="0cm"/>
    </style:style>
    <style:style style:name="ce9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51" table:default-cell-style-name="ce26"/>
        <table:table-row table:style-name="ro1">
          <table:table-cell table:style-name="ce1" office:value-type="string" calcext:value-type="string">
            <text:p>PROJETO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ECNOLOGIAS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REFERENCIA</text:p>
          </table:table-cell>
          <table:table-cell table:style-name="ce30"/>
          <table:table-cell table:number-columns-repeated="251"/>
        </table:table-row>
        <table:table-row table:style-name="ro2">
          <table:table-cell table:style-name="ce2" office:value-type="string" calcext:value-type="string">
            <text:p>Portifolio </text:p>
          </table:table-cell>
          <table:table-cell table:style-name="ce16" office:value-type="string" calcext:value-type="string">
            <text:p>Site par referencia dos projetos criados</text:p>
          </table:table-cell>
          <table:table-cell table:style-name="ce10" office:value-type="string" calcext:value-type="string">
            <text:p>HTML e CSS</text:p>
          </table:table-cell>
          <table:table-cell table:style-name="ce11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2" office:value-type="string" calcext:value-type="string">
            <text:p>Lista de Compras</text:p>
          </table:table-cell>
          <table:table-cell table:style-name="ce7" office:value-type="string" calcext:value-type="string">
            <text:p>Criação de lista de compras para mercado</text:p>
          </table:table-cell>
          <table:table-cell table:style-name="ce11" office:value-type="string" calcext:value-type="string">
            <text:p>HTML , CSS e JS</text:p>
          </table:table-cell>
          <table:table-cell table:style-name="ce11" office:value-type="string" calcext:value-type="string">
            <text:p>Fácil</text:p>
          </table:table-cell>
          <table:table-cell table:style-name="ce11"/>
          <table:table-cell table:style-name="ce23"/>
          <table:table-cell table:number-columns-repeated="251"/>
        </table:table-row>
        <table:table-row table:style-name="ro1">
          <table:table-cell table:style-name="ce2" office:value-type="string" calcext:value-type="string">
            <text:p>Calculadora</text:p>
          </table:table-cell>
          <table:table-cell table:style-name="ce7" office:value-type="string" calcext:value-type="string">
            <text:p>Calculadora Funcional </text:p>
          </table:table-cell>
          <table:table-cell table:style-name="ce11" office:value-type="string" calcext:value-type="string">
            <text:p>HTML, CSS e JS</text:p>
          </table:table-cell>
          <table:table-cell table:style-name="ce11" office:value-type="string" calcext:value-type="string">
            <text:p>Médio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" office:value-type="string" calcext:value-type="string">
            <text:p>Clonagem de Sites</text:p>
          </table:table-cell>
          <table:table-cell table:style-name="ce7" office:value-type="string" calcext:value-type="string">
            <text:p>Clonar Layout de Sites</text:p>
          </table:table-cell>
          <table:table-cell table:style-name="ce11" office:value-type="string" calcext:value-type="string">
            <text:p>HTML e CSS</text:p>
          </table:table-cell>
          <table:table-cell table:style-name="ce11" office:value-type="string" calcext:value-type="string">
            <text:p>Todas Dificudades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" office:value-type="string" calcext:value-type="string">
            <text:p>Formulário de Contato</text:p>
          </table:table-cell>
          <table:table-cell table:style-name="ce6"/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rid de Preços</text:p>
          </table:table-cell>
          <table:table-cell table:style-name="ce6" office:value-type="string" calcext:value-type="string">
            <text:p>Amostra de Preços de Itens</text:p>
          </table:table-cell>
          <table:table-cell table:style-name="ce10" office:value-type="string" calcext:value-type="string">
            <text:p>HTML,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dastro de e-mail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tão de Visita</text:p>
          </table:table-cell>
          <table:table-cell table:style-name="ce6" office:value-type="string" calcext:value-type="string">
            <text:p>Cartão de visita de venda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<text:s/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Rádio Rock</text:p>
          </table:table-cell>
          <table:table-cell table:style-name="ce6"/>
          <table:table-cell table:style-name="ce10" office:value-type="string" calcext:value-type="string">
            <text:p>HTML <text:s/>e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Lo-Fi</text:p>
          </table:table-cell>
          <table:table-cell table:style-name="ce6" office:value-type="string" calcext:value-type="string">
            <text:p>Gif asiatico com lo fi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Loop Bob Esponja</text:p>
          </table:table-cell>
          <table:table-cell table:style-name="ce6" office:value-type="string" calcext:value-type="string">
            <text:p>loop do bob espoja com music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 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Identificador de máquina</text:p>
          </table:table-cell>
          <table:table-cell table:style-name="ce6" office:value-type="string" calcext:value-type="string">
            <text:p>identifica por onde o usuário está acessan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ay My Name</text:p>
          </table:table-cell>
          <table:table-cell table:style-name="ce6" office:value-type="string" calcext:value-type="string">
            <text:p>identifica o nome digitado e modifica o corpo html caso o nome esteja corre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Formulario de Pesquisa</text:p>
          </table:table-cell>
          <table:table-cell table:style-name="ce6" office:value-type="string" calcext:value-type="string">
            <text:p>Pesquisa de merca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lax</text:p>
          </table:table-cell>
          <table:table-cell table:style-name="ce6" office:value-type="string" calcext:value-type="string">
            <text:p>Imagem que se move junto do scroll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al a Capital?</text:p>
          </table:table-cell>
          <table:table-cell table:style-name="ce6" office:value-type="string" calcext:value-type="string">
            <text:p>Site onde aparece um estado aleatorio e tem que acertar a capital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lider de Imagens</text:p>
          </table:table-cell>
          <table:table-cell table:style-name="ce6" office:value-type="string" calcext:value-type="string">
            <text:p>Apresentação de Imagen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undo aleatorio</text:p>
          </table:table-cell>
          <table:table-cell table:style-name="ce6" office:value-type="string" calcext:value-type="string">
            <text:p>mostra uma cor aleatoria toda vez que atualiza a pagina e mostra o codigo hex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ivulgação Evento</text:p>
          </table:table-cell>
          <table:table-cell table:style-name="ce6" office:value-type="string" calcext:value-type="string">
            <text:p>Divulgação de Eventos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ns de Eventos</text:p>
          </table:table-cell>
          <table:table-cell table:style-name="ce6" office:value-type="string" calcext:value-type="string">
            <text:p>Conta e imprime quantas vezes determinado evento foi disparad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 impressão</text:p>
          </table:table-cell>
          <table:table-cell table:style-name="ce6" office:value-type="string" calcext:value-type="string">
            <text:p>Site que terá uma tela diferente quando usuario for imprimir o conteudo do si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Vendas</text:p>
          </table:table-cell>
          <table:table-cell table:style-name="ce6" office:value-type="string" calcext:value-type="string">
            <text:p>site de alguma loja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anking </text:p>
          </table:table-cell>
          <table:table-cell table:style-name="ce6" office:value-type="string" calcext:value-type="string">
            <text:p>ranking de coisas que o usuario decidir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ronometr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ootcamp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lackjack</text:p>
          </table:table-cell>
          <table:table-cell table:style-name="ce6" office:value-type="string" calcext:value-type="string">
            <text:p>Site que terá o jogo 21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lendário</text:p>
          </table:table-cell>
          <table:table-cell table:style-name="ce6"/>
          <table:table-cell table:style-name="ce10" office:value-type="string" calcext:value-type="string">
            <text:p>HTML <text:s/>e JavaScript</text:p>
          </table:table-cell>
          <table:table-cell table:style-name="ce10" office:value-type="string" calcext:value-type="string">
            <text:p>Fácil</text:p>
          </table:table-cell>
          <table:table-cell table:style-name="ce10" office:value-type="string" calcext:value-type="string">
            <text:p><text:a xlink:href="https://github.com/niinpatel/calendarHTML-Javascrip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Conversor de Moeda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escobrir numero</text:p>
          </table:table-cell>
          <table:table-cell table:style-name="ce6" office:value-type="string" calcext:value-type="string">
            <text:p>descobrir o numero que o site gerou aleatoriamen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verdadeiro ou fals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tributo</text:p>
          </table:table-cell>
          <table:table-cell table:style-name="ce6" office:value-type="string" calcext:value-type="string">
            <text:p>homenagem a alguma personalidade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download ebook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dapio online</text:p>
          </table:table-cell>
          <table:table-cell table:style-name="ce6" office:value-type="string" calcext:value-type="string">
            <text:p>cardapio de um restauran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laylist Music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otos</text:p>
          </table:table-cell>
          <table:table-cell table:style-name="ce6" office:value-type="string" calcext:value-type="string">
            <text:p>exibe galeria de fotos de determinado fotografo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de cliques</text:p>
          </table:table-cell>
          <table:table-cell table:style-name="ce6" office:value-type="string" calcext:value-type="string">
            <text:p>conta quantos cliques o usuario deu no si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Pesquisa</text:p>
          </table:table-cell>
          <table:table-cell table:style-name="ce6" office:value-type="string" calcext:value-type="string">
            <text:p>pesquisa sobre determinado prod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elógio com diversos horári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la de cadastro e login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Barra de progesso</text:p>
          </table:table-cell>
          <table:table-cell table:style-name="ce6" office:value-type="string" calcext:value-type="string">
            <text:p>barra de carregamen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Mudar cor de fundo</text:p>
          </table:table-cell>
          <table:table-cell table:style-name="ce6" office:value-type="string" calcext:value-type="string">
            <text:p>mudar a cor de fundo quando clicar em um botão</text:p>
          </table:table-cell>
          <table:table-cell table:style-name="ce10" office:value-type="string" calcext:value-type="string">
            <text:p>HTML 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otes aleatorios</text:p>
          </table:table-cell>
          <table:table-cell table:style-name="ce6" office:value-type="string" calcext:value-type="string">
            <text:p>aparece um novo texto aleatorio quando clicar em um bot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regressiva de event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balão</text:p>
          </table:table-cell>
          <table:table-cell table:style-name="ce6" office:value-type="string" calcext:value-type="string">
            <text:p>quando clica na bola, ela estoura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a ou coroa</text:p>
          </table:table-cell>
          <table:table-cell table:style-name="ce6" office:value-type="string" calcext:value-type="string">
            <text:p>jogo contra a ma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edra, papel ou tesoura</text:p>
          </table:table-cell>
          <table:table-cell table:style-name="ce6" office:value-type="string" calcext:value-type="string">
            <text:p>jogo contra a má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da velh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erador de nick</text:p>
          </table:table-cell>
          <table:table-cell table:style-name="ce6" office:value-type="string" calcext:value-type="string">
            <text:p>gera um nick aleatóri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dor de palavras </text:p>
          </table:table-cell>
          <table:table-cell table:style-name="ce6" office:value-type="string" calcext:value-type="string">
            <text:p>conta quantas palavras são digitadas por min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ste inglês</text:p>
          </table:table-cell>
          <table:table-cell table:style-name="ce6" office:value-type="string" calcext:value-type="string">
            <text:p>mostra palavras em inglês e pede traduç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quizzes <text:s/></text:p>
          </table:table-cell>
          <table:table-cell table:style-name="ce6" office:value-type="string" calcext:value-type="string">
            <text:p>perguntas sobre assuntos diverso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hello word </text:p>
          </table:table-cell>
          <table:table-cell table:style-name="ce6" office:value-type="string" calcext:value-type="string">
            <text:p>para tirar a maldição dos aluno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lavras relacionadas</text:p>
          </table:table-cell>
          <table:table-cell table:style-name="ce6" office:value-type="string" calcext:value-type="string">
            <text:p>usuario deve descobrir palavras relacionadas a palavra que aparecer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matematica</text:p>
          </table:table-cell>
          <table:table-cell table:style-name="ce6" office:value-type="string" calcext:value-type="string">
            <text:p>tem x segundos para adivinhar o resultado da expressão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50 days 50 project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4" office:value-type="string" calcext:value-type="string">
            <text:p><text:a xlink:href="https://github.com/bradtraversy/50projects50day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Aglomerado de projet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rheh/HTML5-canvas-project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HTML5 RESET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murtaugh/HTML5-Rese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Página unica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 office:value-type="string" calcext:value-type="string">
            <text:p><text:a xlink:href="https://github.com/WebCifar/one-page-website-html-css-project-for-practice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Vários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 office:value-type="string" calcext:value-type="string">
            <text:p><text:a xlink:href="https://github.com/YahiaElTai/HTML-CSS-Projects-for-Beginner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100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 office:value-type="string" calcext:value-type="string">
            <text:p><text:a xlink:href="https://github.com/Basir-PD/100-Projects-HTML-CSS-JavaScrip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Vários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 office:value-type="string" calcext:value-type="string">
            <text:p><text:a xlink:href="https://github.com/Apress/practical-html5-project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inshop CR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inshopgroup/inshop-crm-clien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ERM PROJE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hfishere/MyVisuallERP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harryho/react-cr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Ultimate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shivampaw/UltimateCR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intherenzone/CR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od Delivery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mishast/FoodDelivery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idanSaban/react-cr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statst/Group-Project-CRM-frontend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thundernet8/Elune-WWW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b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funn1est/react-cnode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b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peppamintz/bbs-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merecka/javascript-question-forum-projec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TeamCorn/PhotoForu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augustinevt/ember_foru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klinkow/Questions-Foru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HaZtur/simple-express-forum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AM </text:p>
          </table:table-cell>
          <table:table-cell table:style-name="ce19"/>
          <table:table-cell table:style-name="ce10" office:value-type="string" calcext:value-type="string">
            <text:p>NODE.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krenaldi/bamazon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A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DannyThompson/BamTechInterviewProjec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P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bpmn-io/bpmn-j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PM engine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paed01/bpmn-engine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BP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bpmn-io/bpmn-moddle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CE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BrandonKMLee/302CEM-frontend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dusanstanojeviccs/lightning-sql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nuxy/SQLinJ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Chaplin962/DBMS-Projec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Jazeem/JavaScript-DBM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elkorf/DBMS-PROJEC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K-G-PRAJWAL/ReactJS-Project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wwsun/starter-node-react" xlink:type="simple">Gi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ecommecce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jamstack-cms/jamstack-ecommerce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parcel rea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rwieruch/parcel-reac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bonham000/React-Front-End-Project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react starter proje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CUNYTechPrep/project-starter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.js project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sqreen/awesome-nodejs-projects" xlink:type="simple">Gi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.js backpack </text:p>
          </table:table-cell>
          <table:table-cell table:style-name="ce20" office:value-type="string" calcext:value-type="string">
            <text:p>Backpack is minimalistic build system for Node.js </text:p>
          </table:table-cell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jaredpalmer/backpack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.js bootcamp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jonasschmedtmann/complete-node-bootcamp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MrDataScientist/Nodejs-10-projects-example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MAshrafM/NodeJS_Projects" xlink:type="simple">gi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hicapacity/nodejs-example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odejs monitor dashboard</text:p>
          </table:table-cell>
          <table:table-cell table:style-name="ce20" office:value-type="string" calcext:value-type="string">
            <text:p>Monitor Dashboards for Node.js 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 office:value-type="string" calcext:value-type="string">
            <text:p><text:a xlink:href="https://github.com/lorenwest/monitor-dashboard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C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chrisdiana/cms.js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Keystone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keystonejs/keystone-classic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netfly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keystonejs/keystone-classic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TryGost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TryGhost/Ghost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mdwiki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Dynalon/mdwiki" xlink:type="simple">Github</text:a>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strapi cs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10" office:value-type="string" calcext:value-type="string">
            <text:p><text:a xlink:href="https://github.com/strapi/strapi" xlink:type="simple">github</text:a>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19"/>
          <table:table-cell table:style-name="ce10" table:number-columns-repeated="3"/>
          <table:table-cell table:number-columns-repeated="252"/>
        </table:table-row>
        <table:table-row table:style-name="ro3">
          <table:table-cell table:style-name="ce3"/>
          <table:table-cell table:style-name="ce19"/>
          <table:table-cell table:style-name="ce10" table:number-columns-repeated="3"/>
          <table:table-cell table:number-columns-repeated="252"/>
        </table:table-row>
        <table:table-row table:style-name="ro1" table:number-rows-repeated="28">
          <table:table-cell table:style-name="ce3"/>
          <table:table-cell table:style-name="ce19"/>
          <table:table-cell table:style-name="ce10" table:number-columns-repeated="3"/>
          <table:table-cell table:number-columns-repeated="252"/>
        </table:table-row>
        <table:table-row table:style-name="ro1" table:number-rows-repeated="160">
          <table:table-cell table:style-name="ce3"/>
          <table:table-cell table:style-name="ce10" table:number-columns-repeated="4"/>
          <table:table-cell table:number-columns-repeated="252"/>
        </table:table-row>
        <table:table-row table:style-name="ro1" table:number-rows-repeated="116">
          <table:table-cell table:style-name="ce14" table:number-columns-repeated="5"/>
          <table:table-cell table:number-columns-repeated="252"/>
        </table:table-row>
        <table:table-row table:style-name="ro1" table:number-rows-repeated="10481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ideos" table:style-name="ta2">
        <office:forms form:automatic-focus="false" form:apply-design-mode="false"/>
        <table:table-column table:style-name="co9" table:default-cell-style-name="ce44"/>
        <table:table-column table:style-name="co10" table:default-cell-style-name="ce50"/>
        <table:table-column table:style-name="co11" table:default-cell-style-name="ce50"/>
        <table:table-column table:style-name="co12" table:default-cell-style-name="ce75"/>
        <table:table-row table:style-name="ro4">
          <table:table-cell table:style-name="ce25" office:value-type="string" calcext:value-type="string">
            <text:p>VIDEO </text:p>
          </table:table-cell>
          <table:table-cell table:style-name="ce25" office:value-type="string" calcext:value-type="string">
            <text:p>ASSUNTO</text:p>
          </table:table-cell>
          <table:table-cell table:style-name="ce25" office:value-type="string" calcext:value-type="string">
            <text:p>DIFICULDADE</text:p>
          </table:table-cell>
          <table:table-cell table:style-name="ce25" office:value-type="string" calcext:value-type="string">
            <text:p>CONHECIMENTO BASE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tmgpF7Bn3_E" xlink:type="simple">23 Extensões do VS Code para 2020 __ Mão no Código #25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u21W_tfPVrY&amp;t=200s" xlink:type="simple">VS Code Top-Ten Pro Tip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watch?v=ODc-55gm_Mc&amp;t=599s" xlink:type="simple">12 Dicas Rápidas para usar o VS Code como Profissional __ Mão no Código #27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rIvUqLFsGB4&amp;t=463s" xlink:type="simple">Visual Studio Code - Saiba como usar os melhores recurso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FCC2GbStmfc&amp;t=662s" xlink:type="simple">Programar Mais Rápido e Ser Mais Produtivo no Visual Studio Code (VSCode)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5">
          <table:table-cell table:style-name="ce37" office:value-type="string" calcext:value-type="string">
            <text:p><text:a xlink:href="https://www.youtube.com/watch?v=Po4d8Q2krcE" xlink:type="simple">Dominando o Visual Studio Code - Parte 1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7" office:value-type="string" calcext:value-type="string">
            <text:p><text:a xlink:href="https://www.youtube.com/watch?v=WBbSnLAyNkk&amp;t=3s" xlink:type="simple">Dominando o Visual Studio Code - Parte 2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7" office:value-type="string" calcext:value-type="string">
            <text:p><text:a xlink:href="https://www.youtube.com/watch?v=PsvtPr6cZtA&amp;t=6s" xlink:type="simple">Dominando o Visual Studio Code - Parte 3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46" office:value-type="string" calcext:value-type="string">
            <text:p><text:a xlink:href="https://www.youtube.com/playlist?list=PLHz_AreHm4dm7ZULPAmadvNhH6vk9oNZA" xlink:type="simple">Curso Git e GitHub Curso em Video</text:a></text:p>
          </table:table-cell>
          <table:table-cell table:style-name="ce49" office:value-type="string" calcext:value-type="string">
            <text:p>Git e Github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CGTsIz5t0eY&amp;t=223s" xlink:type="simple">O Git que será cobrado no seu 1º dia de trabalho - DevMedia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6Czd1Yetaac" xlink:type="simple">Entendendo GIT _ (não é um tutorial!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5">
          <table:table-cell table:style-name="ce31" office:value-type="string" calcext:value-type="string">
            <text:p><text:span text:style-name="T1"><text:a xlink:href="https://www.youtube.com/watch?v=6OokP-NE49k" xlink:type="simple">Usando Git Direito _ Limpando seus Commits</text:a></text:span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5">
          <table:table-cell table:style-name="ce47" office:value-type="string" calcext:value-type="string">
            <text:p><text:a xlink:href="https://www.youtube.com/watch?v=v8-4rI0cJXE" xlink:type="simple">Curso GIT e GITHUB - Comandos básicos (init status add commit log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bFRCBo6GuHU&amp;t=272s" xlink:type="simple">Lógica de programação com JavaScript - #01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C_3qWjNVbPU&amp;t=346s" xlink:type="simple">Lógica de programação e algoritmo em 9 minutos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5">
          <table:table-cell table:style-name="ce54" office:value-type="string" calcext:value-type="string">
            <text:p><text:a xlink:href="https://www.youtube.com/watch?v=JaTf3dhx464&amp;t=288s" xlink:type="simple">Aula 01 - Entenda LÓGICA DE PROGRAMAÇÃO e ALGORITMO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55" office:value-type="string" calcext:value-type="string">
            <text:p><text:a xlink:href="https://www.youtube.com/watch?v=Pa5X3E_d-8k&amp;t=290s" xlink:type="simple">COMO MELHORAR SUA LÓGICA - Programador Br - Ep 75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5">
          <table:table-cell table:style-name="ce55" office:value-type="string" calcext:value-type="string">
            <text:p><text:a xlink:href="https://www.youtube.com/watch?v=l7lIPXij85I" xlink:type="simple">POR QUE Lógica de Programação e COMO APRENDER _ Computação para Curiosos #2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5">
          <table:table-cell table:style-name="ce56" office:value-type="string" calcext:value-type="string">
            <text:p><text:a xlink:href="https://www.youtube.com/watch?v=gWpgoBuOt7E&amp;t=404s" xlink:type="simple">Clean Code - O código que separa os homens dos meninos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7KuB-mZTdiE&amp;t=208s" xlink:type="simple">6 BOAS PRÁTICAS para você PROGRAMADOR</text:a></text:p>
          </table:table-cell>
          <table:table-cell table:style-name="ce49" office:value-type="string" calcext:value-type="string">
            <text:p>Boas Práticas de Programação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5">
          <table:table-cell table:style-name="ce56" office:value-type="string" calcext:value-type="string">
            <text:p><text:a xlink:href="https://www.youtube.com/watch?v=mkx0CdWiPRA&amp;t=112s" xlink:type="simple">SOLID (O básico para você programar melhor) __ Dicionário do Programador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5">
          <table:table-cell table:style-name="ce54" office:value-type="string" calcext:value-type="string">
            <text:p><text:a xlink:href="https://www.youtube.com/watch?v=F0H4HPXdZog" xlink:type="simple">O que é Biblioteca, Framework e API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</table:table-row>
        <table:table-row table:style-name="ro5">
          <table:table-cell table:style-name="ce31" office:value-type="string" calcext:value-type="string">
            <text:p><text:span text:style-name="T1"><text:a xlink:href="https://www.youtube.com/watch?v=P04Gty0htDQ&amp;t=257s" xlink:type="simple">Diferença entre API, Biblioteca e Framework em Desenvolvimento de Software</text:a></text:span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JavaScript básico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vkwbHRpq09U&amp;t=413s" xlink:type="simple">O que é um protocolo de rede - TCP_IP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watch?v=O8DmpmBMUSw&amp;t=505s" xlink:type="simple">IP (Entenda finalmente como funciona o IPv4 e o IPv6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5">
          <table:table-cell table:style-name="ce54" office:value-type="string" calcext:value-type="string">
            <text:p><text:a xlink:href="https://www.youtube.com/watch?v=EfF1M7myAyY&amp;t=594s" xlink:type="simple">Estrutura de Dados (A famosa ED que todo dev tem que aprender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5">
          <table:table-cell table:style-name="ce31" office:value-type="string" calcext:value-type="string">
            <text:p><text:a xlink:href="https://www.youtube.com/watch?v=Frkc_otGrGU&amp;t=513s" xlink:type="simple">O que são Estruturas de Dados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kYx1QC1XZSo&amp;t=304s" xlink:type="simple">Arquitetura de Software (Não é coisa de outro mundo) __ Dicionário do Programado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playlist?list=PL9gh4rCqwQSdzws0z_YZWenTQ-nilcjHd" xlink:type="simple">Terminal Básico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54" office:value-type="string" calcext:value-type="string">
            <text:p><text:a xlink:href="https://www.youtube.com/watch?v=JEhVB4VHsTI" xlink:type="simple">Aprenda os comandos básicos do Linux - Terminal Ubuntu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Em0R3csNMVE" xlink:type="simple">O QUE É FRONT-END E BACK-END</text:a></text:p>
          </table:table-cell>
          <table:table-cell table:style-name="ce48" office:value-type="string" calcext:value-type="string">
            <text:p>Terminal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5">
          <table:table-cell table:style-name="ce54" office:value-type="string" calcext:value-type="string">
            <text:p><text:a xlink:href="https://www.youtube.com/watch?v=iSqf2iPqJNM&amp;t=205s" xlink:type="simple">Front-end, Back-end e Full stack - @Curso em Vídeo HTML5 e CSS3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playlist?list=PLHz_AreHm4dmSj0MHol_aoNYCSGFqvfXV" xlink:type="simple">curso algoritimo gustavo guanabara</text:a></text:p>
          </table:table-cell>
          <table:table-cell table:style-name="ce49" office:value-type="string" calcext:value-type="string">
            <text:p>Algoriti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J-lHpiu-Twk&amp;t=289s" xlink:type="simple">Design Patterns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VOxnyVI2lOc" xlink:type="simple">Refatoração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playlist?list=PLHz_AreHm4dkZ9-atkcmcBaMZdmLHft8n" xlink:type="simple">Curso HTML5 e CSS3 Curso em Video</text:a></text:p>
          </table:table-cell>
          <table:table-cell table:style-name="ce49" office:value-type="string" calcext:value-type="string">
            <text:p>HTML e CS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playlist?list=PLtcmVcOuK65x3RwmDtf3DqK8WPVIomV1d" xlink:type="simple">Curso de WordPress: criando um site do zero | Gratuito e Profissional</text:a></text:p>
          </table:table-cell>
          <table:table-cell table:style-name="ce49" office:value-type="string" calcext:value-type="string">
            <text:p>WordPres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HTML, CSS e JavaScript básico</text:p>
          </table:table-cell>
        </table:table-row>
        <table:table-row table:style-name="ro5">
          <table:table-cell table:style-name="ce53" office:value-type="string" calcext:value-type="string">
            <text:p><text:a xlink:href="https://youtu.be/oOlYuBJqOR8" xlink:type="simple"> SALESFORCE | O que é? O que faz? | CRM | Computação em Nuvem | Cloud Computing</text:a></text:p>
          </table:table-cell>
          <table:table-cell table:style-name="ce49" office:value-type="string" calcext:value-type="string">
            <text:p>Salesforce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JavaScript e Boas Práticas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playlist?list=PLntvgXM11X6pi7mW0O4ZmfUI1xDSIbmTm" xlink:type="simple">Curso em Vídeo -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playlist?list=PLIZ0d6lKIbVpF5DffKAX5e9L119PleIqg" xlink:type="simple">CURSO JQUERY BÁSICO</text:a></text:p>
          </table:table-cell>
          <table:table-cell table:style-name="ce48" office:value-type="string" calcext:value-type="string">
            <text:p>JavaScript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básico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watch?v=ItwUZ4fK6hQ&amp;t=38s" xlink:type="simple">Bootstrap 5 Tutorial: Crie um website responsivo com HTML e CS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básico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watch?v=mVgrenJX5dI" xlink:type="simple">O que é Bootstrap? Como Utilizar o Melhor Framework Front-End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, HTML, CSS e JavaScript básico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watch?v=vYekSMBCCiM" xlink:type="simple">Node.j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watch?v=nfrVPzDJZQc" xlink:type="simple">O que é Node.js? (Entenda de uma vez por todas)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playlist?list=PLJ_KhUnlXUPtbtLwaxxUxHqvcNQndmI4B" xlink:type="simple">Curso de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5">
          <table:table-cell table:style-name="ce36" office:value-type="string" calcext:value-type="string">
            <text:p><text:a xlink:href="https://www.youtube.com/watch?v=WJSJCduJCQM" xlink:type="simple">Sas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kA-PXyfjL84" xlink:type="simple">O Básico de Sass para se Virar nas Web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HTML e CSS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playlist?list=PL97KElaimHeGRtfkksKwxg6IGVZi_cR7J" xlink:type="simple">Curso Sass</text:a></text:p>
          </table:table-cell>
          <table:table-cell table:style-name="ce48" office:value-type="string" calcext:value-type="string">
            <text:p>CS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ABjV1bObFW8" xlink:type="simple">O que é Spring Boot e quais as vantagens de usá-lo?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5XPojnx9bb8" xlink:type="simple">O que é Spring Framework?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playlist?list=PL8iIphQOyG-DHLpEx1TPItqJamy08fs1D" xlink:type="simple">Curso de Spring Boot: Criando uma aplicação Java Web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UeMkXvmk68Q" xlink:type="simple">O que é uma Progressive Web App (PWA)?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jPMFqS9SKWY" xlink:type="simple">PWA // Diciona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7" office:value-type="string" calcext:value-type="string">
            <text:p><text:a xlink:href="https://www.youtube.com/playlist?list=PLZL68elhOXv-nphsx87CE_pHrn4xTPL3n" xlink:type="simple">PWA - Como criar Web APP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6IuQUgeDPg0" xlink:type="simple">O que é React JS? #HipstersPontoTube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NhUr8cwDiiM" xlink:type="simple">React JS // Dicionário do Programador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XQxitgyZ_S4" xlink:type="simple">React JS Curso Rápido️ Masterclass #1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youtu.be/GJ8Vm-h0V8I" xlink:type="simple">React JS Curso Rápido️ Masterclass #2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youtu.be/aJR7f45dBNs" xlink:type="simple">Se Você Passar Por Esses 5 Desafios, Você Aprendeu React JS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mqltv3kFdgE" xlink:type="simple">React Native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playlist?list=PL8fIRnD1uUSnRqz3E2caAWDqbtIFXmNtW" xlink:type="simple">Aprenda React Native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Et7IBA0PhXk" xlink:type="simple">Electron JS (JavaScript no Desktop)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58vwfjNK3wc" xlink:type="simple">O que é e como usar o Electron? - Manoel Fernandes Neto</text:a></text:p>
          </table:table-cell>
          <table:table-cell table:style-name="ce48" office:value-type="string" calcext:value-type="string">
            <text:p>Framework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playlist?list=PLWhiA_CuQkbCqT946EXFbvMQhK3oMpCsR" xlink:type="simple">Curso de ElectronJ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aB-JRipW4wY" xlink:type="simple">Sistemas de Informação - Aula 26 - Infraestrutura de tecnologia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Ws9WVHhNq5M" xlink:type="simple">React JS - MELHOR GUIA para Iniciantes!</text:a></text:p>
          </table:table-cell>
          <table:table-cell table:style-name="ce49" office:value-type="string" calcext:value-type="string">
            <text:p>React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-bL8TrJ_9R4" xlink:type="simple">Seria o FULL STACK VILÃO na programação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k6cyaHNsqzI" xlink:type="simple">7 ERROS de quem está começando a PROGRAMAR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SbeMrbJ6R9E" xlink:type="simple">O que vc precisa saber para ser um programador web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tDcvHVDmM7o" xlink:type="simple">Existe idade pra aprender a programar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ZXGWFCYujxg" xlink:type="simple">MITOS e VERDADES da PROGRAMAÇÃO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9fOe8i8R9dA" xlink:type="simple">Atalhos do VSCODE para Aumentar Sua Produtividade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XV9B4LX_re8" xlink:type="simple">Clean Code e Solid com Alberto Sousa, o Dev Eficiente | #HipstersPontoTube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82" office:value-type="string" calcext:value-type="string">
            <text:p>avançado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watch?v=IFYDXLsqubM" xlink:type="simple">Introdução a Conceitos de Computação - Breve história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5">
          <table:table-cell table:style-name="ce31" office:value-type="string" calcext:value-type="string">
            <text:p><text:a xlink:href="https://www.youtube.com/watch?v=8G80nuEyDN4" xlink:type="simple">O Guia +Hardcore de Introdução à COMPUTAÇÃO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G4MvFT8TGII" xlink:type="simple">O Computador de Turing e Von Neumann | Por que calculadoras não são computadores?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q1sE8TGH3N8" xlink:type="simple">Como montar um CURRÍCULO e PORTFÓLIO e se DESTACAR NO MERCADO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watch?v=2lBJVEYDwlM" xlink:type="simple">Aprenda Usar Chrome DevTools em 10 Minutos | Tutorial Desenvolvimento Web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XUgfwYzv-WQ" xlink:type="simple">Segredos do Chrome DevTools - Ep. 1: Element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Lzbed3jiU5E" xlink:type="simple">Segredos do Chrome DevTools - Ep. 2: Sty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zpEs6fLnwO0" xlink:type="simple">Segredos do Chrome DevTools - Ep. 3: Workspace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<text:a xlink:href="https://www.youtube.com/watch?v=eSPMRDcq9Co" xlink:type="simple">Segredos do Chrome DevTools - Ep. 4: Conso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53" office:value-type="string" calcext:value-type="string">
            <text:p>   <text:a xlink:href="https://www.youtube.com/watch?v=b_rvFrBwMRM" xlink:type="simple">Segredos do Chrome DevTools - Ep. 5: Debug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epiyExCyb2s" xlink:type="simple">O Guia DEFINITIVO de UBUNTU para Devs Iniciantes</text:a></text:p>
          </table:table-cell>
          <table:table-cell table:style-name="ce48" office:value-type="string" calcext:value-type="string">
            <text:p>Linux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playlist?list=PLozhsZB1lLUMHaZmvczDWugUv9ldzX37u" xlink:type="simple">Curso Grátis Linux Ubuntu Desktop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5">
          <table:table-cell table:style-name="ce53" office:value-type="string" calcext:value-type="string">
            <text:p><text:a xlink:href="https://www.youtube.com/watch?v=s3AKKqPclSw" xlink:type="simple">Introdução a Conceitos de Computação - Conceitos Básico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5">
          <table:table-cell table:style-name="ce31" office:value-type="string" calcext:value-type="string">
            <text:p><text:a xlink:href="https://www.youtube.com/watch?v=MQMm7JuCJCc" xlink:type="simple">Algoritmos e Programação de Computadores I - Noção de Algoritmos</text:a></text:p>
          </table:table-cell>
          <table:table-cell table:style-name="ce48" office:value-type="string" calcext:value-type="string">
            <text:p>Algoriti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IpfE8B9H9cI" xlink:type="simple">Big Data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31" office:value-type="string" calcext:value-type="string">
            <text:p><text:a xlink:href="https://www.youtube.com/watch?v=LT-iNSrGoP8" xlink:type="simple">Crie Ambientes Front-End em Minutos // Mão no Código #1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48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5">
          <table:table-cell table:style-name="ce31" office:value-type="string" calcext:value-type="string">
            <text:p><text:a xlink:href="https://www.youtube.com/watch?v=yvBrYtKoT2g" xlink:type="simple">10 DICAS de OURO para se tornar um BOM PROGRAMADOR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watch?v=8fYWaQfQR1U" xlink:type="simple">Ubuntu 21.04 - Tudo que você precisa saber (em 7 minutos⏰)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mediana</text:p>
          </table:table-cell>
          <table:table-cell table:style-name="ce57"/>
        </table:table-row>
        <table:table-row table:style-name="ro5">
          <table:table-cell table:style-name="ce31" office:value-type="string" calcext:value-type="string">
            <text:p><text:a xlink:href="https://www.youtube.com/watch?v=APmtMvaYMLg" xlink:type="simple">Faculdade: Engenharia de Software, Ciência da Computação ou Sistemas de Informação? // Vlog #29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5">
          <table:table-cell table:style-name="ce53" office:value-type="string" calcext:value-type="string">
            <text:p><text:a xlink:href="https://www.youtube.com/watch?v=ZY3-MFxVdEw" xlink:type="simple">O que faz uma desenvolvedora front-end? #HipstersPontoTube</text:a></text:p>
          </table:table-cell>
          <table:table-cell table:style-name="ce49" office:value-type="string" calcext:value-type="string">
            <text:p>Discussões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5" table:number-rows-repeated="116">
          <table:table-cell table:number-columns-repeated="4"/>
        </table:table-row>
        <table:table-row table:style-name="ro5" table:number-rows-repeated="4">
          <table:table-cell table:style-name="ce75" table:number-columns-repeated="3"/>
          <table:table-cell/>
        </table:table-row>
        <table:table-row table:style-name="ro5" table:number-rows-repeated="25">
          <table:table-cell table:style-name="ce75"/>
          <table:table-cell table:style-name="ce51" table:number-columns-repeated="3"/>
        </table:table-row>
        <table:table-row table:style-name="ro5" table:number-rows-repeated="5">
          <table:table-cell table:style-name="ce75"/>
          <table:table-cell table:style-name="ce51"/>
          <table:table-cell table:style-name="ce75"/>
          <table:table-cell/>
        </table:table-row>
        <table:table-row table:style-name="ro5" table:number-rows-repeated="75">
          <table:table-cell table:style-name="ce75" table:number-columns-repeated="3"/>
          <table:table-cell/>
        </table:table-row>
        <table:table-row table:style-name="ro5">
          <table:table-cell table:style-name="ce75" table:number-columns-repeated="3"/>
          <table:table-cell/>
        </table:table-row>
      </table:table>
      <table:table table:name="Artigo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ce68"/>
        <table:table-column table:style-name="co5" table:default-cell-style-name="ce69"/>
        <table:table-column table:style-name="co15" table:default-cell-style-name="Default"/>
        <table:table-column table:style-name="co16" table:default-cell-style-name="Default"/>
        <table:table-row table:style-name="ro5">
          <table:table-cell table:style-name="ce65" office:value-type="string" calcext:value-type="string">
            <text:p>ARTIGO</text:p>
          </table:table-cell>
          <table:table-cell table:style-name="ce65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65" office:value-type="string" calcext:value-type="string">
            <text:p>CONHECIMENTO BASE</text:p>
          </table:table-cell>
          <table:table-cell/>
        </table:table-row>
        <table:table-row table:style-name="ro5">
          <table:table-cell table:style-name="ce66" office:value-type="string" calcext:value-type="string">
            <text:p><text:a xlink:href="https://www.homehost.com.br/blog/tutoriais/o-que-e-html/" xlink:type="simple">O que é HTML? </text:a></text:p>
          </table:table-cell>
          <table:table-cell table:style-name="ce49" office:value-type="string" calcext:value-type="string">
            <text:p>HTML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chiefofdesign.com.br/o-que-e-css/" xlink:type="simple">O que é CSS?</text:a></text:p>
          </table:table-cell>
          <table:table-cell table:style-name="ce49" office:value-type="string" calcext:value-type="string">
            <text:p>CS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medium.com/@rafaelvicio/introdução-a-git-5ae36c303850" xlink:type="simple">Introdução a Git</text:a></text:p>
          </table:table-cell>
          <table:table-cell table:style-name="ce49" office:value-type="string" calcext:value-type="string">
            <text:p>Git 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67" office:value-type="string" calcext:value-type="string">
            <text:p><text:a xlink:href="https://tableless.com.br/tudo-que-voce-queria-saber-sobre-git-e-github-mas-tinha-vergonha-de-perguntar/" xlink:type="simple">Tudo que você queria saber sobre Git e GitHub</text:a></text:p>
          </table:table-cell>
          <table:table-cell table:style-name="ce49" office:value-type="string" calcext:value-type="string">
            <text:p>Git e Github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logica-uma-ferramenta-indispensavel-na-programacao-de-computadores/28386" xlink:type="simple">Lógica: uma ferramenta indispensável na programação de computadore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ime.usp.br/~vwsetzer/alg/algoritmos.html" xlink:type="simple">Algoritmos e sua análise – uma introdução didática</text:a></text:p>
          </table:table-cell>
          <table:table-cell table:style-name="ce49" office:value-type="string" calcext:value-type="string">
            <text:p>Algoritimo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echtudo.com.br/artigos/noticia/2011/02/um-pequeno-guia-sobre-ipv4-e-ipv6.html" xlink:type="simple">Entenda o IPv4 e o IPv6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5">
          <table:table-cell table:style-name="ce57" office:value-type="string" calcext:value-type="string">
            <text:p><text:a xlink:href="https://blog.hostone.com.br/protocolo-ipv4-ipv6/" xlink:type="simple">Protocolo IPv4 e IPv6: quais são suas diferenças 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5">
          <table:table-cell table:style-name="ce57" office:value-type="string" calcext:value-type="string">
            <text:p><text:a xlink:href="https://docs.microsoft.com/pt-br/windows/terminal/" xlink:type="simple">O que é o Terminal do Windows?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e-tinet.com/linux/terminal-linux/" xlink:type="simple">Terminal Linux: Tudo O Que Você Precisa Saber Para Iniciar Agora Mesmo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linux.ime.usp.br/~lucasmmg/livecd/documentacao/documentos/terminal/Terminal_avancado.html" xlink:type="simple">Terminal avançado De Rede Linux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AVANÇADO</text:p>
          </table:table-cell>
          <table:table-cell table:style-name="ce57" office:value-type="string" calcext:value-type="string">
            <text:p>Terminal linux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oficinadanet.com.br/artigo/851/o_que_e_um_sistema_operacional" xlink:type="simple">O que é um sistema operacional?</text:a></text:p>
          </table:table-cell>
          <table:table-cell table:style-name="ce49" office:value-type="string" calcext:value-type="string">
            <text:p>O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blog.vertigo.com.br/o-que-e-api-entenda-de-uma-maneira-simples/" xlink:type="simple">O que é API? Entenda de uma maneira simples</text:a></text:p>
          </table:table-cell>
          <table:table-cell table:style-name="ce49" office:value-type="string" calcext:value-type="string">
            <text:p>API’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application-programming-interface-desenvolvendo-apis-de-software/30548" xlink:type="simple">Desenvolvendo APIs de Software</text:a></text:p>
          </table:table-cell>
          <table:table-cell table:style-name="ce49" office:value-type="string" calcext:value-type="string">
            <text:p>API’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5">
          <table:table-cell table:style-name="ce67" office:value-type="string" calcext:value-type="string">
            <text:p><text:a xlink:href="https://www.devmedia.com.br/frameworks-e-padroes-de-projeto/1111" xlink:type="simple">Frameworks e Padrões de Projeto</text:a></text:p>
          </table:table-cell>
          <table:table-cell table:style-name="ce49" office:value-type="string" calcext:value-type="string">
            <text:p>Framework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pt.khanacademy.org/computing/computer-programming/html-css-js/using-js-libraries-in-your-webpage/a/whats-a-js-library" xlink:type="simple">O que é uma biblioteca de JS?</text:a></text:p>
          </table:table-cell>
          <table:table-cell table:style-name="ce49" office:value-type="string" calcext:value-type="string">
            <text:p>Bibliote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trabalhando-com-dom-em-javascript/29039" xlink:type="simple">Trabalhando com DOM em JavaScript</text:a></text:p>
          </table:table-cell>
          <table:table-cell table:style-name="ce49" office:value-type="string" calcext:value-type="string">
            <text:p>DOM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developer.mozilla.org/pt-BR/docs/Web/API/Document_Object_Model/Introduction" xlink:type="simple">Introdução ao DOM</text:a></text:p>
          </table:table-cell>
          <table:table-cell table:style-name="ce49" office:value-type="string" calcext:value-type="string">
            <text:p>DOM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introducao-ao-javascript/25548" xlink:type="simple">Introdução ao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jquery-tutorial/27299" xlink:type="simple">jQuery Tutorial</text:a></text:p>
          </table:table-cell>
          <table:table-cell table:style-name="ce49" office:value-type="string" calcext:value-type="string">
            <text:p>jQuery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://www.linhadecodigo.com.br/artigo/2068/introducao-a-jquery.aspx" xlink:type="simple">Introdução à jQuery</text:a></text:p>
          </table:table-cell>
          <table:table-cell table:style-name="ce49" office:value-type="string" calcext:value-type="string">
            <text:p>jQuery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homehost.com.br/blog/tutoriais/o-que-e-bootstrap/" xlink:type="simple">O que é Bootstrap: Tudo sobre este Framework</text:a></text:p>
          </table:table-cell>
          <table:table-cell table:style-name="ce49" office:value-type="string" calcext:value-type="string">
            <text:p>Bootstrap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medium.com/reprogramabr/bootstrap-ame-o-ou-odeie-o-até-ler-esse-artigo-cc84bcf978ae" xlink:type="simple">Bootstrap: Ame-o ou odeie-o</text:a></text:p>
          </table:table-cell>
          <table:table-cell table:style-name="ce49" office:value-type="string" calcext:value-type="string">
            <text:p>Bootstrap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criando-servico-de-microblog-com-node-js/31036" xlink:type="simple">Criando serviço de microblog com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opus-software.com.br/node-js/" xlink:type="simple">Node.js – O que é, como funciona e quais as vantagens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siteantigo.portaleducacao.com.br/conteudo/artigos/administracao/o-que-significa-database/39018" xlink:type="simple">O que significa Database?</text:a></text:p>
          </table:table-cell>
          <table:table-cell table:style-name="ce49" office:value-type="string" calcext:value-type="string">
            <text:p>Databas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rockcontent.com/br/blog/banco-de-dados/" xlink:type="simple">Banco de dados: saiba o que é, os tipos e a importância</text:a></text:p>
          </table:table-cell>
          <table:table-cell table:style-name="ce49" office:value-type="string" calcext:value-type="string">
            <text:p>Databas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 table:style-name="ce75"/>
        </table:table-row>
        <table:table-row table:style-name="ro5">
          <table:table-cell table:style-name="ce57" office:value-type="string" calcext:value-type="string">
            <text:p><text:a xlink:href="https://www.chiefofdesign.com.br/wordpress/" xlink:type="simple">O que é WordPress?</text:a></text:p>
          </table:table-cell>
          <table:table-cell table:style-name="ce49" office:value-type="string" calcext:value-type="string">
            <text:p>Wordpres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medium.com/totvsdevelopers/a-primeira-muralha-segurança-no-front-end-ee8d397b1455" xlink:type="simple">A primeira muralha! Segurança no Front-End</text:a></text:p>
          </table:table-cell>
          <table:table-cell table:style-name="ce49" office:value-type="string" calcext:value-type="string">
            <text:p>Seguranç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implementando-seguranca-na-programacao-web/34375" xlink:type="simple">Implementando segurança na programação Web</text:a></text:p>
          </table:table-cell>
          <table:table-cell table:style-name="ce49" office:value-type="string" calcext:value-type="string">
            <text:p>Seguranç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linkedin.com/pulse/o-que-é-infraestrutura-como-código-armando-lima-amaral/" xlink:type="simple">O que é Infraestrutura como Código?</text:a></text:p>
          </table:table-cell>
          <table:table-cell table:style-name="ce49" office:value-type="string" calcext:value-type="string">
            <text:p>Infraestrutura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boas-praticas-de-programacao/31163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boas-praticas-de-programacao/21137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revista.fatectq.edu.br/index.php/interfacetecnologica/article/view/713" xlink:type="simple">CONCEITO DE PROGRESSIVE WEB APPLICATIONS (PWA)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gobacklog.com/blog/progressive-web-apps/" xlink:type="simple">O QUE SÃO PROGRESSIVE WEB APPS E POR QUE USAR?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blog.geekhunter.com.br/um-guia-para-usar-react-js/" xlink:type="simple">Um guia para usar React JS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natahouse.com/pt/guia-pratico-sobre-react" xlink:type="simple">Guia prático sobre React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reinaweb.com.br/blog/o-que-e-o-react-native/" xlink:type="simple">O que é o React Native?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devmedia.com.br/react-native-tutorial/32860" xlink:type="simple">React Native Tutorial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blog.betrybe.com/framework-de-programacao/electron/" xlink:type="simple">Electron: O que é e como criar aplicações utilizando esse framework!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medium.com/thdesenvolvedores/desenvolvendo-aplicacoes-desktop-electron-javascript-350393d40d0" xlink:type="simple">Desenvolvendo aplicações desktop com Electron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docs.microsoft.com/pt-br/visualstudio/get-started/visual-studio-ide?view=vs-2019" xlink:type="simple">Visualstudio</text:a></text:p>
          </table:table-cell>
          <table:table-cell table:style-name="ce49" office:value-type="string" calcext:value-type="string">
            <text:p>Visualstudi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67" office:value-type="string" calcext:value-type="string">
            <text:p><text:a xlink:href="https://www.opservices.com.br/protocolos-de-rede/" xlink:type="simple">CONHEÇA OS PRINCIPAIS PROTOCOLOS DE REDE E SEUS USOS!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5">
          <table:table-cell table:style-name="ce57" office:value-type="string" calcext:value-type="string">
            <text:p><text:a xlink:href="https://www.oficinadanet.com.br/tecnologia/25897-18-comandos-basicos-do-ubuntu-para-iniciantes" xlink:type="simple">18 Comandos básicos do Ubuntu para iniciantes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echtudo.com.br/tudo-sobre/ubuntu.html" xlink:type="simple">Experimente e conheça o mundo Linux com o Ubuntu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vivaolinux.com.br/artigo/Ubuntu-Linux-Visao-Geral" xlink:type="simple">Ubuntu Linux - Visão Geral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alura.com.br/conteudo/chrome-devtools" xlink:type="simple">Chrome DevTools: analise, inspecione e depure suas páginas Web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developer.mozilla.org/pt-BR/docs/Learn/Common_questions/What_are_browser_developer_tools" xlink:type="simple">O que são as ferramentas de desenvolvimento do navegador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docs.microsoft.com/pt-br/microsoft-edge/devtools-guide-chromium/" xlink:type="simple">Visão geral das Ferramentas de Desenvolvedor do Microsoft Edge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ecmundo.com.br/tecnologia-da-informacao/1697-a-historia-dos-computadores-e-da-computacao.htm" xlink:type="simple">A história dos computadores e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odamateria.com.br/historia-e-evolucao-dos-computadores/" xlink:type="simple">História e Evolução dos Computadore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odamateria.com.br/hardware-e-software/" xlink:type="simple">Hardware e software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odamateria.com.br/historia-da-internet/" xlink:type="simple">História da Internet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www.todamateria.com.br/o-que-e-hipertexto/" xlink:type="simple">O que é Hipertexto?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table:style-name="ce57" office:value-type="string" calcext:value-type="string">
            <text:p><text:a xlink:href="https://code.tutsplus.com/pt/tutorials/24-javascript-best-practices-for-beginners--net-5399" xlink:type="simple">24 Boas Práticas no JavaScript para Iniciantes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5">
          <table:table-cell office:value-type="string" calcext:value-type="string">
            <text:p><text:a xlink:href="https://www.infoq.com/br/nodejs/articles/" xlink:type="simple">artigos node.js</text:a></text:p>
          </table:table-cell>
          <table:table-cell office:value-type="string" calcext:value-type="string">
            <text:p>Node.js</text:p>
          </table:table-cell>
          <table:table-cell table:style-name="ce93" office:value-type="string" calcext:value-type="string">
            <text:p>INICIAN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www.pe.senai.br/isi-tics/" xlink:type="simple">Porqueusar node.js?</text:a></text:p>
          </table:table-cell>
          <table:table-cell office:value-type="string" calcext:value-type="string">
            <text:p>Node.js</text:p>
          </table:table-cell>
          <table:table-cell table:style-name="ce93" office:value-type="string" calcext:value-type="string">
            <text:p>INICIANTE</text:p>
          </table:table-cell>
          <table:table-cell table:number-columns-repeated="2"/>
        </table:table-row>
        <table:table-row table:style-name="ro5" table:number-rows-repeated="204">
          <table:table-cell table:number-columns-repeated="5"/>
        </table:table-row>
        <table:table-row table:style-name="ro5" table:number-rows-repeated="76">
          <table:table-cell/>
          <table:table-cell table:style-name="ce69"/>
          <table:table-cell table:number-columns-repeated="3"/>
        </table:table-row>
        <table:table-row table:style-name="ro5" table:number-rows-repeated="20">
          <table:table-cell/>
          <table:table-cell table:style-name="ce70" table:number-columns-repeated="2"/>
          <table:table-cell table:number-columns-repeated="2"/>
        </table:table-row>
        <table:table-row table:style-name="ro5">
          <table:table-cell/>
          <table:table-cell table:style-name="ce70" table:number-columns-repeated="2"/>
          <table:table-cell table:number-columns-repeated="2"/>
        </table:table-row>
      </table:table>
      <table:table table:name="Livros" table:style-name="ta2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Default"/>
        <table:table-column table:style-name="co18" table:default-cell-style-name="ce68"/>
        <table:table-column table:style-name="co19" table:default-cell-style-name="ce23"/>
        <table:table-column table:style-name="co20" table:default-cell-style-name="Default"/>
        <table:table-column table:style-name="co21" table:default-cell-style-name="Default"/>
        <table:table-row table:style-name="ro5">
          <table:table-cell table:style-name="ce76" office:value-type="string" calcext:value-type="string">
            <text:p>LIVRO</text:p>
          </table:table-cell>
          <table:table-cell table:style-name="ce76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76" office:value-type="string" calcext:value-type="string">
            <text:p>CONHECIMENTO BASE</text:p>
          </table:table-cell>
          <table:table-cell table:style-name="ce76" office:value-type="string" calcext:value-type="string">
            <text:p>EXERCÍCIOS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Boostrap%20-%20guia%20básico.pdf" xlink:type="simple">Boostrap - guia básico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lgoritimo%20e%20estruturta%20de%20dados.pdf" xlink:type="simple">Algoritimo e estruturta de dados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lgoritmos_Logica_para_Desenvolvimento.pdf#file:///C:/Users/vitor/OneDrive/Documentos/projetos/Bootcamp-TalentoDev/Trilha%20de%20Estudos/Livros/Algoritmos_Logica_para_Desenvolvimento.pdf" xlink:type="simple">Algoritmos Logica para Desenvolvimento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ostila-html-css-javascript.pdf" xlink:type="simple">apostila-html-css-javascript</text:a>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ostila-Programacao-WEB_HTML_CSS.pdf" xlink:type="simple">Apostila-Programacao-WEB_HTML_CSS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renda_a_usar_o_framework_Bootstrap_par.pdf" xlink:type="simple">Aprenda_a_usar_o_framework_Bootstrap_par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rtigoJavaScript.pdf" xlink:type="simple">Artigo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CC-Protocolos.pdf" xlink:type="simple">CC-Protocolos</text:a></text:p>
          </table:table-cell>
          <table:table-cell table:style-name="ce49" office:value-type="string" calcext:value-type="string">
            <text:p>Protocol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css-web.pdf" xlink:type="simple">css-web</text:a></text:p>
          </table:table-cell>
          <table:table-cell table:style-name="ce49" office:value-type="string" calcext:value-type="string">
            <text:p>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book-logica-de-programacao-para-iniciantes.pdf" xlink:type="simple">ebook-logica-de-programacao-para-iniciante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HTML.pdf" xlink:type="simple">APOSTILA DE HTML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html_logica.pdf" xlink:type="simple">html_logica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html5%20a%20linguagem%20de%20marcacao%20que%20revolucionou%20a%20web.pdf" xlink:type="simple">html5 a linguagem de marcacao que revolucionou a web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informatica_html_css_2018.pdf" xlink:type="simple">informatica_html_css_2018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introducao%20a%20teoria%20da%20computacao.pdf" xlink:type="simple">introducao a teoria da computacao</text:a></text:p>
          </table:table-cell>
          <table:table-cell table:style-name="ce49" office:value-type="string" calcext:value-type="string">
            <text:p>Teoria da Computação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jQuery%20apostila.pdf" xlink:type="simple">jQuery apostila</text:a></text:p>
          </table:table-cell>
          <table:table-cell table:style-name="ce49" office:value-type="string" calcext:value-type="string">
            <text:p>Jquery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Jquery.pdf" xlink:type="simple">JQueryA Biblioteca do Programador JavaScript</text:a></text:p>
          </table:table-cell>
          <table:table-cell table:style-name="ce49" office:value-type="string" calcext:value-type="string">
            <text:p>Jquery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linux-a-biblia.pdf" xlink:type="simple">linux-a-biblia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INICIANTE/MEDIO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87" office:value-type="string" calcext:value-type="string">
            <text:p><text:a xlink:href="../Trilha%20de%20Estudos/Livros/Livro_as_leis_fundamentais_do_projeto_de.pdf" xlink:type="simple">Livro_as_leis_fundamentais_do_projeto_de</text:a></text:p>
          </table:table-cell>
          <table:table-cell table:style-name="ce49" office:value-type="string" calcext:value-type="string">
            <text:p>Projeto de Software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 e 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Logica_de_programacao_crie_seus_primeiro.pdf" xlink:type="simple">Logica_de_programacao_crie_seus_primeiro</text:a></text:p>
          </table:table-cell>
          <table:table-cell table:style-name="ce49" office:value-type="string" calcext:value-type="string">
            <text:p>Lógica de Programação, HTML e J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Padrões%20JavaScript%20Stoyan%20Stefanov.pdf" xlink:type="simple">Padrões JavaScript Stoyan Stefanov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pro%20nodejs%20para%20desenvolvedores.pdf" xlink:type="simple">pro nodejs para desenvolvedores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protocolos%20de%20redses.pdf" xlink:type="simple">Protocolos e Serviços de Redes</text:a></text:p>
          </table:table-cell>
          <table:table-cell table:style-name="ce49" office:value-type="string" calcext:value-type="string">
            <text:p>Protocolos e 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React%20-%20Aprenda%20Praticando%20Desenvolva%20Aplicações%20web%20Reais%20com%20uso%20da%20Biblioteca%20React%20e%20de%20Seus%20Módulos%20Auxiliares.pdf" xlink:type="simple">React - Aprenda Praticando </text:a></text:p>
          </table:table-cell>
          <table:table-cell table:style-name="ce49" office:value-type="string" calcext:value-type="string">
            <text:p>React, Angular e Knockou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, HTML e CSS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apostila front end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Seguranca_Desenvolvimento_Aplicacoes.pdf" xlink:type="simple">SEGURANÇA NO DESENVOLVIMENTO DE APLICAÇÕES</text:a></text:p>
          </table:table-cell>
          <table:table-cell table:style-name="ce49" office:value-type="string" calcext:value-type="string">
            <text:p>Segurança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slides_jayme.pdf" xlink:type="simple">UMA BREVE HISTÓRIA DACOMPUTAÇÃO ATRAVÉS DOS TEMPOS</text:a></text:p>
          </table:table-cell>
          <table:table-cell table:style-name="ce49" office:value-type="string" calcext:value-type="string">
            <text:p>Computaçã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Guia_Front_End_O_caminho_das_pedras_para.pdf" xlink:type="simple">Guia Front end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5-Sistema%20Operacional.pdf" xlink:type="simple">Sistema Operacional</text:a></text:p>
          </table:table-cell>
          <table:table-cell table:style-name="ce49" office:value-type="string" calcext:value-type="string">
            <text:p>S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sistemasOperacionais.pdf" xlink:type="simple">Sistemas Operacionais</text:a></text:p>
          </table:table-cell>
          <table:table-cell table:style-name="ce49" office:value-type="string" calcext:value-type="string">
            <text:p>S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STUDO%20DE%20CASO%20TRANSIÇÃO%20DO%20PROTOCOLO%20IPv4%20PARA%20IPv6.pdf" xlink:type="simple">ESTUDO DE CASO TRANSIÇÃO DO PROTOCOLO IPv4 PARA IPv6</text:a></text:p>
          </table:table-cell>
          <table:table-cell table:style-name="ce49" office:value-type="string" calcext:value-type="string">
            <text:p>Protocol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react-guia-do-iniciate.pdf" xlink:type="simple">React Guia do Iniciante</text:a></text:p>
          </table:table-cell>
          <table:table-cell table:style-name="ce49" office:value-type="string" calcext:value-type="string">
            <text:p>REAC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React%20introdução.pdf" xlink:type="simple">Introdução a REact</text:a></text:p>
          </table:table-cell>
          <table:table-cell table:style-name="ce49" office:value-type="string" calcext:value-type="string">
            <text:p>REAC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gsa2.pdf" xlink:type="simple">ESTUDO TECNOLÓGICO E DESENVOLVIMENTOFULL-STACK JAVASCRIPT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7%20-%20Ações,%20variáveis%20e%20dinamismo.pdf" xlink:type="simple">07 - Ações, variáveis e dinamism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6%20-%20Fazendo%20umas%20contas.pdf" xlink:type="simple">Fazendo umas contas com JS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5%20-%20Interações%20com%20a%20página.pdf" xlink:type="simple">Interações básicas com componentes da página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4%20-%20Interações%20básicas%20com%20o%20usuário.pdf" xlink:type="simple">Interações básicas com o usuário e com o navegador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1%20-%20História%20do%20JavaScript.pdf" xlink:type="simple">História do JavaScript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3%20-%20Primeiros%20passos%20com%20JS.pdf" xlink:type="simple">Primeiros passos com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02%20-%20Como%20funciona%20o%20JS.pdf" xlink:type="simple">Como o JS funciona?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licacoes%20web%20real%20time%20com%20Node-js%20-%20Casa%20do%20Codigo.pdf" xlink:type="simple">Aplicacoes web real time com Node-js - Casa do Codigo</text:a></text:p>
          </table:table-cell>
          <table:table-cell table:style-name="ce97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Meteor%20-%20Criando%20aplicações%20web%20real-time%20com%20JavaScript%20-%20Casa%20do%20Codigo.pdf" xlink:type="simple">Meteor - Criando aplicações web real-time com JavaScript - Casa do Codigo</text:a></text:p>
          </table:table-cell>
          <table:table-cell table:style-name="ce97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Rest%20-%20Construa%20APIs%20inteligentes%20de%20maneira%20simples%20-%20Casa%20do%20Codigo.pdf" xlink:type="simple">Rest - Construa APIs inteligentes de maneira simples - Casa do Codigo</text:a></text:p>
          </table:table-cell>
          <table:table-cell table:style-name="ce97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Desenvolvimento%20web%20com%20PHP%20e%20MySQL%20-%20Casa%20do%20Codigo.pdf" xlink:type="simple">Desenvolvimento web com PHP e MySQL - Casa do Codigo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html5%20e%20css3%20domine%20a%20web%20do%20futuro%20-%20Casa%20do%20Codigo.pdf" xlink:type="simple">html5 e css3 domine a web do futuro - Casa do Codigo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Dominando%20JavaScript%20Com%20Jquery%20-%20Casa%20do%20Codigo.pdf" xlink:type="simple">Dominando JavaScript Com Jquery - Casa do Codig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%20Web%20Mobile%20-%20Programe%20para%20um%20Mundo%20de%20Muitos%20Dispositivos%20-%20Casa%20do%20Codigo.pdf" xlink:type="simple">A Web Mobile - Programe para um Mundo de Muitos Dispositivos - Casa do Codigo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Coletanea%20Front-End%20-%20Uma%20Antologia%20da%20Comunidade%20Front%20End%20Brasileira%20-%20Casa%20do%20Codigo.pdf" xlink:type="simple">Coletanea Front-End - Uma Antologia da Comunidade Front End Brasileira - Casa do Codigo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Vire%20o%20jogo%20com%20spring%20framework%20-%20Casa%20do%20Codigo.pdf" xlink:type="simple">Vire o jogo com spring framework - Casa do Codig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UNOPAR%20-%20Web%20Design%20-%20Kleber%20Ricardi%20Rovai%20e%20Ruy%20Flávio%20de%20Oliveira.pdf" xlink:type="simple">UNOPAR - Web Design - Kleber Ricardi Rovai e Ruy Flávio de Oliveira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SQL.Curso.pdf" xlink:type="simple">SQL.Curso</text:a></text:p>
          </table:table-cell>
          <table:table-cell table:style-name="ce49" office:value-type="string" calcext:value-type="string">
            <text:p>sql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Sistemas%20web%20-%20Merris%20Mozer%20e%20%20Adriane%20Aparecida%20Loper%20e%20Danilo%20Augusto%20Bambini%20Silva.pdf" xlink:type="simple">Sistemas web - Merris Mozer e  Adriane Aparecida Loper e Danilo Augusto Bambini Silva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Introdução%20à%20Informatica.%20Hardware%20e%20Software.pdf" xlink:type="simple">Introdução à Informatica. Hardware e Software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Interação%20humanocomputador%20-%20Everson%20Matias%20de%20Morais%20e%20Adriane%20Aparecida%20Loper.pdf" xlink:type="simple">Interação humanocomputador - Everson Matias de Morais e Adriane Aparecida Loper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#file:///C:/Users/vitor/OneDrive/Documentos/projetos/Bootcamp-TalentoDev/Trilha%20de%20Estudos/Livros/Escola%20Superior%20de%20Redes%20-%20IPv6%20B%C3%A1sico.pdf" xlink:type="simple">Escola Superior de Redes - IPv6 Básico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scola%20Superior%20de%20Redes%20-%20Introdução%20à%20Segurança%20de%20Redes.pdf" xlink:type="simple">Escola Superior de Redes - Introdução à Segurança de Redes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scola%20Superior%20de%20Redes%20-%20Gerência%20de%20Redes%20de%20Computadores.pdf" xlink:type="simple">Escola Superior de Redes - Gerência de Redes de Computadores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scola%20Superior%20de%20Redes%20-%20Arquitetura%20e%20protocolos%20de%20rede%20TCP-IP.pdf" xlink:type="simple">Escola Superior de Redes - Arquitetura e protocolos de rede TCP-IP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ngenharia%20de%20software%20-%20Roque%20Maitino%20Neto.pdf" xlink:type="simple">Engenharia de software - Roque Maitino Neto</text:a></text:p>
          </table:table-cell>
          <table:table-cell table:style-name="ce49" office:value-type="string" calcext:value-type="string">
            <text:p>Engenharia de /softwere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Escola%20Superior%20de%20Redes%20-%20Administração%20de%20Sistemas%20Linux.pdf" xlink:type="simple">Escola Superior de Redes - Administração de Sistemas Linux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Desenvolva_jogos_com_HTML5_Canvas_4990050827.pdf" xlink:type="simple">Desenvolva_jogos_com_HTML5_Canvas_4990050827</text:a>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Começando%20com%20Linux%20-%20Daniel%20Romero.pdf" xlink:type="simple">Começando com Linux - Daniel Romero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Banco%20de%20Dados%20II%20-%20Roberto%20Yukio%20Nishimura.pdf" xlink:type="simple">Banco de Dados II - Roberto Yukio Nishimura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rquitetura%20e%20organização%20de%20computadores%20-%20Leonardo%20Guimarães%20Tangon%20e%20Rogerio%20Carlos%20dos%20Santos.pdf" xlink:type="simple">Arquitetura e organização de computadores - Leonardo Guimarães Tangon e Rogerio Carlos dos Santos</text:a></text:p>
          </table:table-cell>
          <table:table-cell table:style-name="ce49" office:value-type="string" calcext:value-type="string">
            <text:p>Arquitetura de Dad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Banco%20de%20dados%20I%20-%20Leonardo%20de%20Marchi%20Ferrareto%20e%20Roberto%20Yukio%20Nishimura.pdf" xlink:type="simple">Banco de dados I - Leonardo de Marchi Ferrareto e Roberto Yukio Nishimura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lgoritmos%20e%20Técnicas%20de%20Programação%20-%20Vanessa%20Cadan%20Scheffer%20e.pdf" xlink:type="simple">Algoritmos e Técnicas de Programação - Vanessa Cadan Scheffer e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%20Biblia%20de%20Redes%20de%20computadores%20-%20Andrew%20S.%20Tanembaum.pdf" xlink:type="simple">A Biblia de Redes de computadores - Andrew S. Tanembaum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(2018)%20Informática%20-%20Polícia%20Federal.pdf" xlink:type="simple">(2018) Informática - Polícia Federal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rendendo%20JavaScript.pdf" xlink:type="simple">Aprendendo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postila%20de%20Lógica%20de%20Programção,%20HTML%20e%20JavaScript.pdf" xlink:type="simple">Apostila de Lógica de Programção, HTML e JavaScript</text:a></text:p>
          </table:table-cell>
          <table:table-cell table:style-name="ce49" office:value-type="string" calcext:value-type="string">
            <text:p>logica de programaçã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5">
          <table:table-cell table:style-name="ce57" office:value-type="string" calcext:value-type="string">
            <text:p><text:a xlink:href="../Trilha%20de%20Estudos/Livros/Algoritmos%20em%20Javascript.pdf" xlink:type="simple">Algoritmos em Javascript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5" table:number-rows-repeated="297">
          <table:table-cell table:number-columns-repeated="5"/>
        </table:table-row>
        <table:table-row table:style-name="ro5">
          <table:table-cell/>
          <table:table-cell table:style-name="ce23"/>
          <table:table-cell table:number-columns-repeated="3"/>
        </table:table-row>
        <table:table-row table:style-name="ro5">
          <table:table-cell/>
          <table:table-cell table:style-name="ce23"/>
          <table:table-cell table:number-columns-repeated="3"/>
        </table:table-row>
      </table:table>
      <table:named-expressions/>
      <table:database-ranges>
        <table:database-range table:name="__Anonymous_Sheet_DB__1" table:target-range-address="Videos.A1:Videos.D9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5-20">00/00/0000</text:date></text:span><text:span text:style-name="MT1">, </text:span><text:span text:style-name="MT1"><text:time style:data-style-name="N2" text:time-value="20:39:48.944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Projects" style:display-name="PageStyle_Project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20:02:35.794882300</meta:creation-date>
    <dc:date>2021-05-20T23:07:43.548000000</dc:date>
    <meta:editing-cycles>40</meta:editing-cycles>
    <meta:editing-duration>PT18H9M52S</meta:editing-duration>
    <meta:generator>LibreOffice/7.1.3.2$Windows_X86_64 LibreOffice_project/47f78053abe362b9384784d31a6e56f8511eb1c1</meta:generator>
    <meta:document-statistic meta:table-count="4" meta:cell-count="1329" meta:object-count="0"/>
  </office:meta>
</office:document-meta>
</file>